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79cm"/>
    </style:style>
    <style:style style:name="gr4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00008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size="14pt" style:font-size-asian="14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2.5cm" svg:x="2cm" svg:y="2cm">
          <text:p text:style-name="P2"/>
        </draw:rect>
        <draw:rect draw:style-name="gr1" draw:text-style-name="P1" draw:layer="layout" svg:width="18cm" svg:height="2.5cm" svg:x="2cm" svg:y="6cm">
          <text:p text:style-name="P2"/>
        </draw:rect>
        <draw:rect draw:style-name="gr1" draw:text-style-name="P1" draw:layer="layout" svg:width="18cm" svg:height="2.5cm" svg:x="2cm" svg:y="10.5cm">
          <text:p text:style-name="P2"/>
        </draw:rect>
        <draw:line draw:style-name="gr2" draw:text-style-name="P1" draw:layer="layout" svg:x1="11cm" svg:y1="6cm" svg:x2="11cm" svg:y2="8.5cm">
          <text:p text:style-name="P2"/>
        </draw:line>
        <draw:line draw:style-name="gr2" draw:text-style-name="P1" draw:layer="layout" svg:x1="11cm" svg:y1="10.5cm" svg:x2="11cm" svg:y2="13cm">
          <text:p text:style-name="P2"/>
        </draw:line>
        <draw:line draw:style-name="gr2" draw:text-style-name="P1" draw:layer="layout" svg:x1="6.5cm" svg:y1="10.5cm" svg:x2="6.5cm" svg:y2="13cm">
          <text:p text:style-name="P2"/>
        </draw:line>
        <draw:rect draw:style-name="gr1" draw:text-style-name="P1" draw:layer="layout" svg:width="18cm" svg:height="2.5cm" svg:x="2cm" svg:y="15.5cm">
          <text:p text:style-name="P2"/>
        </draw:rect>
        <draw:line draw:style-name="gr2" draw:text-style-name="P1" draw:layer="layout" svg:x1="11cm" svg:y1="10.5cm" svg:x2="11cm" svg:y2="13cm">
          <text:p text:style-name="P2"/>
        </draw:line>
        <draw:line draw:style-name="gr2" draw:text-style-name="P1" draw:layer="layout" svg:x1="6.5cm" svg:y1="10.5cm" svg:x2="6.5cm" svg:y2="13cm">
          <text:p text:style-name="P2"/>
        </draw:line>
        <draw:line draw:style-name="gr2" draw:text-style-name="P1" draw:layer="layout" svg:x1="11cm" svg:y1="15.5cm" svg:x2="11cm" svg:y2="18cm">
          <text:p text:style-name="P2"/>
        </draw:line>
        <draw:line draw:style-name="gr2" draw:text-style-name="P1" draw:layer="layout" svg:x1="6.5cm" svg:y1="15.5cm" svg:x2="6.5cm" svg:y2="18cm">
          <text:p text:style-name="P2"/>
        </draw:line>
        <draw:line draw:style-name="gr2" draw:text-style-name="P1" draw:layer="layout" svg:x1="4.23cm" svg:y1="15.557cm" svg:x2="4.23cm" svg:y2="18.057cm">
          <text:p text:style-name="P2"/>
        </draw:line>
        <draw:rect draw:style-name="gr1" draw:text-style-name="P1" draw:layer="layout" svg:width="18cm" svg:height="2.5cm" svg:x="2cm" svg:y="20cm">
          <text:p text:style-name="P2"/>
        </draw:rect>
        <draw:line draw:style-name="gr2" draw:text-style-name="P1" draw:layer="layout" svg:x1="11cm" svg:y1="20cm" svg:x2="11cm" svg:y2="22.5cm">
          <text:p text:style-name="P2"/>
        </draw:line>
        <draw:line draw:style-name="gr2" draw:text-style-name="P1" draw:layer="layout" svg:x1="6.5cm" svg:y1="20cm" svg:x2="6.5cm" svg:y2="22.5cm">
          <text:p text:style-name="P2"/>
        </draw:line>
        <draw:line draw:style-name="gr2" draw:text-style-name="P1" draw:layer="layout" svg:x1="4.5cm" svg:y1="20cm" svg:x2="4.5cm" svg:y2="22.5cm">
          <text:p text:style-name="P2"/>
        </draw:line>
        <draw:line draw:style-name="gr2" draw:text-style-name="P1" draw:layer="layout" svg:x1="3.287cm" svg:y1="20.057cm" svg:x2="3.287cm" svg:y2="22.557cm">
          <text:p text:style-name="P2"/>
        </draw:line>
        <draw:frame draw:style-name="gr3" draw:text-style-name="P3" draw:layer="layout" svg:width="2.779cm" svg:height="1.199cm" svg:x="10cm" svg:y="3cm">
          <draw:text-box>
            <text:p text:style-name="P2"><text:span text:style-name="T1">data</text:span></text:p>
          </draw:text-box>
        </draw:frame>
        <draw:line draw:style-name="gr4" draw:text-style-name="P1" draw:layer="layout" svg:x1="6.5cm" svg:y1="9cm" svg:x2="6.5cm" svg:y2="10cm">
          <text:p text:style-name="P2"/>
        </draw:line>
        <draw:line draw:style-name="gr4" draw:text-style-name="P1" draw:layer="layout" svg:x1="11cm" svg:y1="5cm" svg:x2="11cm" svg:y2="6cm">
          <text:p text:style-name="P2"/>
        </draw:line>
        <draw:frame draw:style-name="gr5" draw:text-style-name="P4" draw:layer="layout" svg:width="0.853cm" svg:height="0.966cm" svg:x="2cm" svg:y="4.534cm">
          <draw:text-box>
            <text:p text:style-name="P2"><text:span text:style-name="T2">0</text:span></text:p>
          </draw:text-box>
        </draw:frame>
        <draw:frame draw:style-name="gr5" draw:text-style-name="P4" draw:layer="layout" svg:width="1.205cm" svg:height="0.966cm" svg:x="19.295cm" svg:y="4.534cm">
          <draw:text-box>
            <text:p text:style-name="P2"><text:span text:style-name="T2">63</text:span></text:p>
          </draw:text-box>
        </draw:frame>
        <draw:frame draw:style-name="gr5" draw:text-style-name="P4" draw:layer="layout" svg:width="1.205cm" svg:height="0.966cm" svg:x="10.5cm" svg:y="8.534cm">
          <draw:text-box>
            <text:p text:style-name="P2"><text:span text:style-name="T2">31</text:span></text:p>
          </draw:text-box>
        </draw:frame>
        <draw:frame draw:style-name="gr5" draw:text-style-name="P4" draw:layer="layout" svg:width="1.205cm" svg:height="0.966cm" svg:x="6cm" svg:y="13.034cm">
          <draw:text-box>
            <text:p text:style-name="P2"><text:span text:style-name="T2">15</text:span></text:p>
          </draw:text-box>
        </draw:frame>
        <draw:frame draw:style-name="gr5" draw:text-style-name="P4" draw:layer="layout" svg:width="0.853cm" svg:height="0.966cm" svg:x="4cm" svg:y="18.034cm">
          <draw:text-box>
            <text:p text:style-name="P2"><text:span text:style-name="T2">7</text:span></text:p>
          </draw:text-box>
        </draw:frame>
        <draw:rect draw:style-name="gr1" draw:text-style-name="P1" draw:layer="layout" svg:width="18cm" svg:height="2.5cm" svg:x="2cm" svg:y="20cm">
          <text:p text:style-name="P2"/>
        </draw:rect>
        <draw:line draw:style-name="gr2" draw:text-style-name="P1" draw:layer="layout" svg:x1="11cm" svg:y1="20cm" svg:x2="11cm" svg:y2="22.5cm">
          <text:p text:style-name="P2"/>
        </draw:line>
        <draw:line draw:style-name="gr2" draw:text-style-name="P1" draw:layer="layout" svg:x1="6.5cm" svg:y1="20cm" svg:x2="6.5cm" svg:y2="22.5cm">
          <text:p text:style-name="P2"/>
        </draw:line>
        <draw:line draw:style-name="gr2" draw:text-style-name="P1" draw:layer="layout" svg:x1="4.5cm" svg:y1="20cm" svg:x2="4.5cm" svg:y2="22.5cm">
          <text:p text:style-name="P2"/>
        </draw:line>
        <draw:rect draw:style-name="gr1" draw:text-style-name="P1" draw:layer="layout" svg:width="18cm" svg:height="2.5cm" svg:x="2cm" svg:y="24.5cm">
          <text:p text:style-name="P2"/>
        </draw:rect>
        <draw:line draw:style-name="gr2" draw:text-style-name="P1" draw:layer="layout" svg:x1="2.558cm" svg:y1="24.5cm" svg:x2="2.558cm" svg:y2="27cm">
          <text:p text:style-name="P2"/>
        </draw:line>
        <draw:line draw:style-name="gr2" draw:text-style-name="P1" draw:layer="layout" svg:x1="10.931cm" svg:y1="24.5cm" svg:x2="10.931cm" svg:y2="27cm">
          <text:p text:style-name="P2"/>
        </draw:line>
        <draw:line draw:style-name="gr2" draw:text-style-name="P1" draw:layer="layout" svg:x1="6.5cm" svg:y1="24.5cm" svg:x2="6.5cm" svg:y2="27cm">
          <text:p text:style-name="P2"/>
        </draw:line>
        <draw:line draw:style-name="gr2" draw:text-style-name="P1" draw:layer="layout" svg:x1="4.5cm" svg:y1="24.5cm" svg:x2="4.5cm" svg:y2="27cm">
          <text:p text:style-name="P2"/>
        </draw:line>
        <draw:line draw:style-name="gr2" draw:text-style-name="P1" draw:layer="layout" svg:x1="3.172cm" svg:y1="24.5cm" svg:x2="3.172cm" svg:y2="27cm">
          <text:p text:style-name="P2"/>
        </draw:line>
        <draw:line draw:style-name="gr4" draw:text-style-name="P1" draw:layer="layout" svg:x1="4.5cm" svg:y1="14cm" svg:x2="4.5cm" svg:y2="15cm">
          <text:p text:style-name="P2"/>
        </draw:line>
        <draw:line draw:style-name="gr4" draw:text-style-name="P1" draw:layer="layout" svg:x1="3.5cm" svg:y1="18.5cm" svg:x2="3.5cm" svg:y2="19.5cm">
          <text:p text:style-name="P2"/>
        </draw:line>
        <draw:line draw:style-name="gr4" draw:text-style-name="P1" draw:layer="layout" svg:x1="2.5cm" svg:y1="23.5cm" svg:x2="2.5cm" svg:y2="24.5cm">
          <text:p text:style-name="P2"/>
        </draw:line>
        <draw:frame draw:style-name="gr5" draw:text-style-name="P4" draw:layer="layout" svg:width="0.853cm" svg:height="0.966cm" svg:x="2cm" svg:y="8.534cm">
          <draw:text-box>
            <text:p text:style-name="P2"><text:span text:style-name="T2">0</text:span></text:p>
          </draw:text-box>
        </draw:frame>
        <draw:frame draw:style-name="gr5" draw:text-style-name="P4" draw:layer="layout" svg:width="0.853cm" svg:height="0.966cm" svg:x="2cm" svg:y="13.034cm">
          <draw:text-box>
            <text:p text:style-name="P2"><text:span text:style-name="T2">0</text:span></text:p>
          </draw:text-box>
        </draw:frame>
        <draw:frame draw:style-name="gr5" draw:text-style-name="P4" draw:layer="layout" svg:width="0.853cm" svg:height="0.966cm" svg:x="2cm" svg:y="18.034cm">
          <draw:text-box>
            <text:p text:style-name="P2"><text:span text:style-name="T2">0</text:span></text:p>
          </draw:text-box>
        </draw:frame>
        <draw:frame draw:style-name="gr5" draw:text-style-name="P4" draw:layer="layout" svg:width="2.754cm" svg:height="0.966cm" svg:x="16cm" svg:y="7cm">
          <draw:text-box>
            <text:p text:style-name="P2"><text:span text:style-name="T2">Level -1</text:span></text:p>
          </draw:text-box>
        </draw:frame>
        <draw:frame draw:style-name="gr6" draw:text-style-name="P5" draw:layer="layout" svg:width="2.754cm" svg:height="0.966cm" svg:x="16.115cm" svg:y="11.207cm">
          <draw:text-box>
            <text:p text:style-name="P2"><text:span text:style-name="T2">Level -2</text:span></text:p>
          </draw:text-box>
        </draw:frame>
        <draw:frame draw:style-name="gr5" draw:text-style-name="P4" draw:layer="layout" svg:width="2.754cm" svg:height="0.966cm" svg:x="16.246cm" svg:y="16.5cm">
          <draw:text-box>
            <text:p text:style-name="P2"><text:span text:style-name="T2">Level -3</text:span></text:p>
          </draw:text-box>
        </draw:frame>
        <draw:frame draw:style-name="gr5" draw:text-style-name="P4" draw:layer="layout" svg:width="2.754cm" svg:height="0.966cm" svg:x="16.246cm" svg:y="21cm">
          <draw:text-box>
            <text:p text:style-name="P2"><text:span text:style-name="T2">Level -4</text:span></text:p>
          </draw:text-box>
        </draw:frame>
        <draw:frame draw:style-name="gr5" draw:text-style-name="P4" draw:layer="layout" svg:width="2.754cm" svg:height="0.966cm" svg:x="16.246cm" svg:y="25.5cm">
          <draw:text-box>
            <text:p text:style-name="P2"><text:span text:style-name="T2">Level -5</text:span></text:p>
          </draw:text-box>
        </draw:frame>
        <draw:frame draw:style-name="gr5" draw:text-style-name="P4" draw:layer="layout" svg:width="1.205cm" svg:height="0.966cm" svg:x="10.5cm" svg:y="13.034cm">
          <draw:text-box>
            <text:p text:style-name="P2"><text:span text:style-name="T2">31</text:span></text:p>
          </draw:text-box>
        </draw:frame>
        <draw:frame draw:style-name="gr7" draw:text-style-name="P5" draw:layer="layout" svg:width="1.205cm" svg:height="1cm" svg:x="10.5cm" svg:y="18cm">
          <draw:text-box>
            <text:p text:style-name="P2"><text:span text:style-name="T2">31</text:span></text:p>
          </draw:text-box>
        </draw:frame>
        <draw:frame draw:style-name="gr7" draw:text-style-name="P5" draw:layer="layout" svg:width="1.205cm" svg:height="1cm" svg:x="10.353cm" svg:y="22.5cm">
          <draw:text-box>
            <text:p text:style-name="P2"><text:span text:style-name="T2">31</text:span></text:p>
          </draw:text-box>
        </draw:frame>
        <draw:frame draw:style-name="gr7" draw:text-style-name="P5" draw:layer="layout" svg:width="1.205cm" svg:height="1cm" svg:x="10.295cm" svg:y="27cm">
          <draw:text-box>
            <text:p text:style-name="P2"><text:span text:style-name="T2">31</text:span></text:p>
          </draw:text-box>
        </draw:frame>
        <draw:frame draw:style-name="gr5" draw:text-style-name="P4" draw:layer="layout" svg:width="0.853cm" svg:height="0.966cm" svg:x="4cm" svg:y="22.534cm">
          <draw:text-box>
            <text:p text:style-name="P2"><text:span text:style-name="T2">7</text:span></text:p>
          </draw:text-box>
        </draw:frame>
        <draw:frame draw:style-name="gr5" draw:text-style-name="P4" draw:layer="layout" svg:width="0.853cm" svg:height="0.966cm" svg:x="1.5cm" svg:y="22.534cm">
          <draw:text-box>
            <text:p text:style-name="P2"><text:span text:style-name="T2">0</text:span></text:p>
          </draw:text-box>
        </draw:frame>
        <draw:frame draw:style-name="gr8" draw:text-style-name="P5" draw:layer="layout" svg:width="1cm" svg:height="0.966cm" svg:x="1.5cm" svg:y="27.034cm">
          <draw:text-box>
            <text:p text:style-name="P2"><text:span text:style-name="T2">0</text:span></text:p>
          </draw:text-box>
        </draw:frame>
        <draw:frame draw:style-name="gr5" draw:text-style-name="P4" draw:layer="layout" svg:width="0.853cm" svg:height="0.966cm" svg:x="4cm" svg:y="27.034cm">
          <draw:text-box>
            <text:p text:style-name="P2"><text:span text:style-name="T2">7</text:span></text:p>
          </draw:text-box>
        </draw:frame>
        <draw:frame draw:style-name="gr5" draw:text-style-name="P4" draw:layer="layout" svg:width="0.853cm" svg:height="0.966cm" svg:x="2.853cm" svg:y="22.534cm">
          <draw:text-box>
            <text:p text:style-name="P2"><text:span text:style-name="T2">3</text:span></text:p>
          </draw:text-box>
        </draw:frame>
        <draw:frame draw:style-name="gr5" draw:text-style-name="P4" draw:layer="layout" svg:width="0.853cm" svg:height="0.966cm" svg:x="2cm" svg:y="27.034cm">
          <draw:text-box>
            <text:p text:style-name="P2"><text:span text:style-name="T2">1</text:span></text:p>
          </draw:text-box>
        </draw:frame>
        <draw:frame draw:style-name="gr5" draw:text-style-name="P4" draw:layer="layout" svg:width="0.853cm" svg:height="0.966cm" svg:x="2.647cm" svg:y="27.034cm">
          <draw:text-box>
            <text:p text:style-name="P2"><text:span text:style-name="T2">3</text:span></text:p>
          </draw:text-box>
        </draw:frame>
        <draw:frame draw:style-name="gr5" draw:text-style-name="P4" draw:layer="layout" svg:width="1.205cm" svg:height="0.966cm" svg:x="6cm" svg:y="18.034cm">
          <draw:text-box>
            <text:p text:style-name="P2"><text:span text:style-name="T2">15</text:span></text:p>
          </draw:text-box>
        </draw:frame>
        <draw:frame draw:style-name="gr5" draw:text-style-name="P4" draw:layer="layout" svg:width="1.205cm" svg:height="0.966cm" svg:x="5.853cm" svg:y="22.534cm">
          <draw:text-box>
            <text:p text:style-name="P2"><text:span text:style-name="T2">15</text:span></text:p>
          </draw:text-box>
        </draw:frame>
        <draw:frame draw:style-name="gr5" draw:text-style-name="P4" draw:layer="layout" svg:width="1.205cm" svg:height="0.966cm" svg:x="6cm" svg:y="27cm">
          <draw:text-box>
            <text:p text:style-name="P2"><text:span text:style-name="T2">15</text:span></text:p>
          </draw:text-box>
        </draw:frame>
        <draw:frame draw:style-name="gr5" draw:text-style-name="P4" draw:layer="layout" svg:width="1.205cm" svg:height="0.966cm" svg:x="19.295cm" svg:y="8.534cm">
          <draw:text-box>
            <text:p text:style-name="P2"><text:span text:style-name="T2">63</text:span></text:p>
          </draw:text-box>
        </draw:frame>
        <draw:frame draw:style-name="gr5" draw:text-style-name="P4" draw:layer="layout" svg:width="1.205cm" svg:height="0.966cm" svg:x="19.295cm" svg:y="13.034cm">
          <draw:text-box>
            <text:p text:style-name="P2"><text:span text:style-name="T2">63</text:span></text:p>
          </draw:text-box>
        </draw:frame>
        <draw:frame draw:style-name="gr5" draw:text-style-name="P4" draw:layer="layout" svg:width="1.205cm" svg:height="0.966cm" svg:x="19.295cm" svg:y="18.034cm">
          <draw:text-box>
            <text:p text:style-name="P2"><text:span text:style-name="T2">63</text:span></text:p>
          </draw:text-box>
        </draw:frame>
        <draw:frame draw:style-name="gr5" draw:text-style-name="P4" draw:layer="layout" svg:width="1.205cm" svg:height="0.966cm" svg:x="19.148cm" svg:y="22.534cm">
          <draw:text-box>
            <text:p text:style-name="P2"><text:span text:style-name="T2">63</text:span></text:p>
          </draw:text-box>
        </draw:frame>
        <draw:frame draw:style-name="gr5" draw:text-style-name="P4" draw:layer="layout" svg:width="1.205cm" svg:height="0.966cm" svg:x="19.5cm" svg:y="27.034cm">
          <draw:text-box>
            <text:p text:style-name="P2"><text:span text:style-name="T2">63</text:span></text:p>
          </draw:text-box>
        </draw:frame>
        <draw:frame draw:style-name="gr5" draw:layer="layout" svg:width="0.853cm" svg:height="0.966cm" svg:x="13cm" svg:y="7cm">
          <draw:text-box>
            <text:p text:style-name="P2">d</text:p>
          </draw:text-box>
        </draw:frame>
        <draw:frame draw:style-name="gr5" draw:layer="layout" svg:width="0.82cm" svg:height="0.966cm" svg:x="6cm" svg:y="7cm">
          <draw:text-box>
            <text:p text:style-name="P2">c</text:p>
          </draw:text-box>
        </draw:frame>
        <draw:frame draw:style-name="gr5" draw:layer="layout" svg:width="0.82cm" svg:height="0.966cm" svg:x="3.5cm" svg:y="11.5cm">
          <draw:text-box>
            <text:p text:style-name="P2">c</text:p>
          </draw:text-box>
        </draw:frame>
        <draw:frame draw:style-name="gr5" draw:layer="layout" svg:width="0.82cm" svg:height="0.966cm" svg:x="2.68cm" svg:y="16.5cm">
          <draw:text-box>
            <text:p text:style-name="P2">c</text:p>
          </draw:text-box>
        </draw:frame>
        <draw:frame draw:style-name="gr5" draw:layer="layout" svg:width="0.82cm" svg:height="0.966cm" svg:x="2.18cm" svg:y="21cm">
          <draw:text-box>
            <text:p text:style-name="P2">c</text:p>
          </draw:text-box>
        </draw:frame>
        <draw:frame draw:style-name="gr5" draw:layer="layout" svg:width="0.853cm" svg:height="0.966cm" svg:x="13.147cm" svg:y="11.5cm">
          <draw:text-box>
            <text:p text:style-name="P2">d</text:p>
          </draw:text-box>
        </draw:frame>
        <draw:frame draw:style-name="gr5" draw:layer="layout" svg:width="0.853cm" svg:height="0.966cm" svg:x="8.147cm" svg:y="16.5cm">
          <draw:text-box>
            <text:p text:style-name="P2">d</text:p>
          </draw:text-box>
        </draw:frame>
        <draw:frame draw:style-name="gr5" draw:layer="layout" svg:width="0.853cm" svg:height="0.966cm" svg:x="8.147cm" svg:y="11.5cm">
          <draw:text-box>
            <text:p text:style-name="P2">d</text:p>
          </draw:text-box>
        </draw:frame>
        <draw:frame draw:style-name="gr5" draw:layer="layout" svg:width="0.853cm" svg:height="0.966cm" svg:x="5cm" svg:y="16.534cm">
          <draw:text-box>
            <text:p text:style-name="P2">d</text:p>
          </draw:text-box>
        </draw:frame>
        <draw:frame draw:style-name="gr5" draw:layer="layout" svg:width="0.853cm" svg:height="0.966cm" svg:x="13cm" svg:y="16.5cm">
          <draw:text-box>
            <text:p text:style-name="P2">d</text:p>
          </draw:text-box>
        </draw:frame>
        <draw:frame draw:style-name="gr5" draw:layer="layout" svg:width="0.853cm" svg:height="0.966cm" svg:x="13.147cm" svg:y="21cm">
          <draw:text-box>
            <text:p text:style-name="P2">d</text:p>
          </draw:text-box>
        </draw:frame>
        <draw:frame draw:style-name="gr5" draw:layer="layout" svg:width="0.853cm" svg:height="0.966cm" svg:x="8.147cm" svg:y="21cm">
          <draw:text-box>
            <text:p text:style-name="P2">d</text:p>
          </draw:text-box>
        </draw:frame>
        <draw:frame draw:style-name="gr5" draw:layer="layout" svg:width="0.853cm" svg:height="0.966cm" svg:x="5cm" svg:y="21.034cm">
          <draw:text-box>
            <text:p text:style-name="P2">d</text:p>
          </draw:text-box>
        </draw:frame>
        <draw:frame draw:style-name="gr5" draw:layer="layout" svg:width="0.853cm" svg:height="0.966cm" svg:x="3.5cm" svg:y="21cm">
          <draw:text-box>
            <text:p text:style-name="P2">d</text:p>
          </draw:text-box>
        </draw:frame>
        <draw:frame draw:style-name="gr5" draw:layer="layout" svg:width="0.853cm" svg:height="0.966cm" svg:x="13.147cm" svg:y="25.5cm">
          <draw:text-box>
            <text:p text:style-name="P2">d</text:p>
          </draw:text-box>
        </draw:frame>
        <draw:frame draw:style-name="gr5" draw:layer="layout" svg:width="0.853cm" svg:height="0.966cm" svg:x="8.202cm" svg:y="25.472cm">
          <draw:text-box>
            <text:p text:style-name="P2">d</text:p>
          </draw:text-box>
        </draw:frame>
        <draw:frame draw:style-name="gr5" draw:layer="layout" svg:width="0.853cm" svg:height="0.966cm" svg:x="5cm" svg:y="25.5cm">
          <draw:text-box>
            <text:p text:style-name="P2">d</text:p>
          </draw:text-box>
        </draw:frame>
        <draw:frame draw:style-name="gr5" draw:layer="layout" svg:width="0.853cm" svg:height="0.966cm" svg:x="3.147cm" svg:y="25.534cm">
          <draw:text-box>
            <text:p text:style-name="P2">d</text:p>
          </draw:text-box>
        </draw:frame>
        <draw:frame draw:style-name="gr5" draw:text-style-name="P7" draw:layer="layout" svg:width="0.942cm" svg:height="0.81cm" svg:x="13.5cm" svg:y="7.19cm">
          <draw:text-box>
            <text:p text:style-name="P6"><text:span text:style-name="T3">-1</text:span></text:p>
          </draw:text-box>
        </draw:frame>
        <draw:frame draw:style-name="gr5" draw:text-style-name="P7" draw:layer="layout" svg:width="0.942cm" svg:height="0.81cm" svg:x="13.558cm" svg:y="11.69cm">
          <draw:text-box>
            <text:p text:style-name="P6"><text:span text:style-name="T3">-1</text:span></text:p>
          </draw:text-box>
        </draw:frame>
        <draw:frame draw:style-name="gr5" draw:text-style-name="P7" draw:layer="layout" svg:width="0.942cm" svg:height="0.81cm" svg:x="13.414cm" svg:y="16.719cm">
          <draw:text-box>
            <text:p text:style-name="P6"><text:span text:style-name="T3">-1</text:span></text:p>
          </draw:text-box>
        </draw:frame>
        <draw:frame draw:style-name="gr5" draw:text-style-name="P7" draw:layer="layout" svg:width="0.942cm" svg:height="0.81cm" svg:x="13.558cm" svg:y="21.19cm">
          <draw:text-box>
            <text:p text:style-name="P6"><text:span text:style-name="T3">-1</text:span></text:p>
          </draw:text-box>
        </draw:frame>
        <draw:frame draw:style-name="gr5" draw:text-style-name="P7" draw:layer="layout" svg:width="0.942cm" svg:height="0.81cm" svg:x="6.413cm" svg:y="7.19cm">
          <draw:text-box>
            <text:p text:style-name="P6"><text:span text:style-name="T3">-1</text:span></text:p>
          </draw:text-box>
        </draw:frame>
        <draw:frame draw:style-name="gr5" draw:text-style-name="P8" draw:layer="layout" svg:width="0.942cm" svg:height="0.81cm" svg:x="8.5cm" svg:y="11.69cm">
          <draw:text-box>
            <text:p text:style-name="P6">-2</text:p>
          </draw:text-box>
        </draw:frame>
        <draw:frame draw:style-name="gr5" draw:text-style-name="P8" draw:layer="layout" svg:width="0.942cm" svg:height="0.81cm" svg:x="8.5cm" svg:y="16.69cm">
          <draw:text-box>
            <text:p text:style-name="P6">-2</text:p>
          </draw:text-box>
        </draw:frame>
        <draw:frame draw:style-name="gr5" draw:text-style-name="P8" draw:layer="layout" svg:width="0.942cm" svg:height="0.81cm" svg:x="8.5cm" svg:y="21.19cm">
          <draw:text-box>
            <text:p text:style-name="P6">-2</text:p>
          </draw:text-box>
        </draw:frame>
        <draw:frame draw:style-name="gr5" draw:text-style-name="P8" draw:layer="layout" svg:width="0.942cm" svg:height="0.81cm" svg:x="8.558cm" svg:y="25.69cm">
          <draw:text-box>
            <text:p text:style-name="P6">-2</text:p>
          </draw:text-box>
        </draw:frame>
        <draw:frame draw:style-name="gr5" draw:text-style-name="P7" draw:layer="layout" svg:width="0.942cm" svg:height="0.81cm" svg:x="13.558cm" svg:y="25.69cm">
          <draw:text-box>
            <text:p text:style-name="P6"><text:span text:style-name="T3">-1</text:span></text:p>
          </draw:text-box>
        </draw:frame>
        <draw:frame draw:style-name="gr5" draw:text-style-name="P8" draw:layer="layout" svg:width="0.942cm" svg:height="0.81cm" svg:x="3.886cm" svg:y="11.69cm">
          <draw:text-box>
            <text:p text:style-name="P6">-2</text:p>
          </draw:text-box>
        </draw:frame>
        <draw:frame draw:style-name="gr5" draw:text-style-name="P8" draw:layer="layout" svg:width="0.942cm" svg:height="0.81cm" svg:x="5.413cm" svg:y="16.69cm">
          <draw:text-box>
            <text:p text:style-name="P6">-3</text:p>
          </draw:text-box>
        </draw:frame>
        <draw:frame draw:style-name="gr5" draw:text-style-name="P8" draw:layer="layout" svg:width="0.942cm" svg:height="0.81cm" svg:x="5.385cm" svg:y="21.219cm">
          <draw:text-box>
            <text:p text:style-name="P6">-3</text:p>
          </draw:text-box>
        </draw:frame>
        <draw:frame draw:style-name="gr5" draw:text-style-name="P8" draw:layer="layout" svg:width="0.942cm" svg:height="0.81cm" svg:x="5.414cm" svg:y="25.69cm">
          <draw:text-box>
            <text:p text:style-name="P6">-3</text:p>
          </draw:text-box>
        </draw:frame>
        <draw:frame draw:style-name="gr5" draw:text-style-name="P8" draw:layer="layout" svg:width="0.942cm" svg:height="0.81cm" svg:x="3cm" svg:y="16.69cm">
          <draw:text-box>
            <text:p text:style-name="P6">-3</text:p>
          </draw:text-box>
        </draw:frame>
        <draw:frame draw:style-name="gr5" draw:text-style-name="P8" draw:layer="layout" svg:width="0.942cm" svg:height="0.81cm" svg:x="3.856cm" svg:y="21.19cm">
          <draw:text-box>
            <text:p text:style-name="P6">-4</text:p>
          </draw:text-box>
        </draw:frame>
        <draw:frame draw:style-name="gr5" draw:text-style-name="P8" draw:layer="layout" svg:width="0.942cm" svg:height="0.81cm" svg:x="3.558cm" svg:y="25.69cm">
          <draw:text-box>
            <text:p text:style-name="P6">-4</text:p>
          </draw:text-box>
        </draw:frame>
        <draw:frame draw:style-name="gr5" draw:text-style-name="P8" draw:layer="layout" svg:width="0.942cm" svg:height="0.81cm" svg:x="2.558cm" svg:y="21.19cm">
          <draw:text-box>
            <text:p text:style-name="P6">-4</text:p>
          </draw:text-box>
        </draw:frame>
        <draw:frame draw:style-name="gr5" draw:layer="layout" svg:width="0.853cm" svg:height="0.966cm" svg:x="2.147cm" svg:y="25.534cm">
          <draw:text-box>
            <text:p text:style-name="P2">d</text:p>
          </draw:text-box>
        </draw:frame>
        <draw:rect draw:style-name="gr1" draw:text-style-name="P1" draw:layer="layout" svg:width="18cm" svg:height="2.5cm" svg:x="1.936cm" svg:y="29.145cm">
          <text:p text:style-name="P2"/>
        </draw:rect>
        <draw:line draw:style-name="gr2" draw:text-style-name="P1" draw:layer="layout" svg:x1="2.494cm" svg:y1="29.145cm" svg:x2="2.494cm" svg:y2="31.645cm">
          <text:p text:style-name="P2"/>
        </draw:line>
        <draw:line draw:style-name="gr2" draw:text-style-name="P1" draw:layer="layout" svg:x1="10.867cm" svg:y1="29.145cm" svg:x2="10.867cm" svg:y2="31.645cm">
          <text:p text:style-name="P2"/>
        </draw:line>
        <draw:line draw:style-name="gr2" draw:text-style-name="P1" draw:layer="layout" svg:x1="6.436cm" svg:y1="29.145cm" svg:x2="6.436cm" svg:y2="31.645cm">
          <text:p text:style-name="P2"/>
        </draw:line>
        <draw:line draw:style-name="gr2" draw:text-style-name="P1" draw:layer="layout" svg:x1="4.436cm" svg:y1="29.145cm" svg:x2="4.436cm" svg:y2="31.645cm">
          <text:p text:style-name="P2"/>
        </draw:line>
        <draw:line draw:style-name="gr2" draw:text-style-name="P1" draw:layer="layout" svg:x1="3.108cm" svg:y1="29.145cm" svg:x2="3.108cm" svg:y2="31.645cm">
          <text:p text:style-name="P2"/>
        </draw:line>
        <draw:frame draw:style-name="gr5" draw:text-style-name="P4" draw:layer="layout" svg:width="2.754cm" svg:height="0.966cm" svg:x="16.182cm" svg:y="30.145cm">
          <draw:text-box>
            <text:p text:style-name="P2"><text:span text:style-name="T2">Level -5</text:span></text:p>
          </draw:text-box>
        </draw:frame>
        <draw:frame draw:style-name="gr7" draw:text-style-name="P5" draw:layer="layout" svg:width="1.205cm" svg:height="1cm" svg:x="10.231cm" svg:y="31.645cm">
          <draw:text-box>
            <text:p text:style-name="P2"><text:span text:style-name="T2">31</text:span></text:p>
          </draw:text-box>
        </draw:frame>
        <draw:frame draw:style-name="gr8" draw:text-style-name="P5" draw:layer="layout" svg:width="1cm" svg:height="0.966cm" svg:x="1.5cm" svg:y="31.534cm">
          <draw:text-box>
            <text:p text:style-name="P2"><text:span text:style-name="T2">0</text:span></text:p>
          </draw:text-box>
        </draw:frame>
        <draw:frame draw:style-name="gr5" draw:text-style-name="P4" draw:layer="layout" svg:width="0.853cm" svg:height="0.966cm" svg:x="3.936cm" svg:y="31.679cm">
          <draw:text-box>
            <text:p text:style-name="P2"><text:span text:style-name="T2">7</text:span></text:p>
          </draw:text-box>
        </draw:frame>
        <draw:frame draw:style-name="gr5" draw:text-style-name="P4" draw:layer="layout" svg:width="0.853cm" svg:height="0.966cm" svg:x="2cm" svg:y="31.534cm">
          <draw:text-box>
            <text:p text:style-name="P2"><text:span text:style-name="T2">1</text:span></text:p>
          </draw:text-box>
        </draw:frame>
        <draw:frame draw:style-name="gr5" draw:text-style-name="P4" draw:layer="layout" svg:width="0.853cm" svg:height="0.966cm" svg:x="2.647cm" svg:y="31.534cm">
          <draw:text-box>
            <text:p text:style-name="P2"><text:span text:style-name="T2">3</text:span></text:p>
          </draw:text-box>
        </draw:frame>
        <draw:frame draw:style-name="gr5" draw:text-style-name="P4" draw:layer="layout" svg:width="1.205cm" svg:height="0.966cm" svg:x="5.936cm" svg:y="31.645cm">
          <draw:text-box>
            <text:p text:style-name="P2"><text:span text:style-name="T2">15</text:span></text:p>
          </draw:text-box>
        </draw:frame>
        <draw:frame draw:style-name="gr5" draw:text-style-name="P4" draw:layer="layout" svg:width="1.205cm" svg:height="0.966cm" svg:x="19.436cm" svg:y="31.679cm">
          <draw:text-box>
            <text:p text:style-name="P2"><text:span text:style-name="T2">63</text:span></text:p>
          </draw:text-box>
        </draw:frame>
        <draw:frame draw:style-name="gr5" draw:layer="layout" svg:width="0.853cm" svg:height="0.966cm" svg:x="13.083cm" svg:y="30.145cm">
          <draw:text-box>
            <text:p text:style-name="P2">d</text:p>
          </draw:text-box>
        </draw:frame>
        <draw:frame draw:style-name="gr5" draw:layer="layout" svg:width="0.853cm" svg:height="0.966cm" svg:x="8.138cm" svg:y="30.117cm">
          <draw:text-box>
            <text:p text:style-name="P2">d</text:p>
          </draw:text-box>
        </draw:frame>
        <draw:frame draw:style-name="gr5" draw:layer="layout" svg:width="0.853cm" svg:height="0.966cm" svg:x="4.936cm" svg:y="30.145cm">
          <draw:text-box>
            <text:p text:style-name="P2">d</text:p>
          </draw:text-box>
        </draw:frame>
        <draw:frame draw:style-name="gr5" draw:layer="layout" svg:width="0.853cm" svg:height="0.966cm" svg:x="3.436cm" svg:y="30.145cm">
          <draw:text-box>
            <text:p text:style-name="P2">d</text:p>
          </draw:text-box>
        </draw:frame>
        <draw:frame draw:style-name="gr5" draw:text-style-name="P8" draw:layer="layout" svg:width="0.942cm" svg:height="0.81cm" svg:x="8.494cm" svg:y="30.335cm">
          <draw:text-box>
            <text:p text:style-name="P6">-2</text:p>
          </draw:text-box>
        </draw:frame>
        <draw:frame draw:style-name="gr5" draw:text-style-name="P7" draw:layer="layout" svg:width="0.942cm" svg:height="0.81cm" svg:x="13.494cm" svg:y="30.335cm">
          <draw:text-box>
            <text:p text:style-name="P6"><text:span text:style-name="T3">-1</text:span></text:p>
          </draw:text-box>
        </draw:frame>
        <draw:frame draw:style-name="gr5" draw:text-style-name="P8" draw:layer="layout" svg:width="0.942cm" svg:height="0.81cm" svg:x="5.35cm" svg:y="30.335cm">
          <draw:text-box>
            <text:p text:style-name="P6">-3</text:p>
          </draw:text-box>
        </draw:frame>
        <draw:frame draw:style-name="gr5" draw:text-style-name="P8" draw:layer="layout" svg:width="0.942cm" svg:height="0.81cm" svg:x="3.789cm" svg:y="30.335cm">
          <draw:text-box>
            <text:p text:style-name="P6">-4</text:p>
          </draw:text-box>
        </draw:frame>
        <draw:frame draw:style-name="gr5" draw:layer="layout" svg:width="0.853cm" svg:height="0.966cm" svg:x="2.17cm" svg:y="30.145cm">
          <draw:text-box>
            <text:p text:style-name="P2">d</text:p>
          </draw:text-box>
        </draw:frame>
        <draw:frame draw:style-name="gr5" draw:text-style-name="P7" draw:layer="layout" svg:width="0.942cm" svg:height="0.81cm" svg:x="2.558cm" svg:y="25.69cm">
          <draw:text-box>
            <text:p text:style-name="P6"><text:span text:style-name="T3">-5</text:span></text:p>
          </draw:text-box>
        </draw:frame>
        <draw:frame draw:style-name="gr5" draw:text-style-name="P7" draw:layer="layout" svg:width="0.942cm" svg:height="0.81cm" svg:x="2.5cm" svg:y="30.402cm">
          <draw:text-box>
            <text:p text:style-name="P6"><text:span text:style-name="T3">-5</text:span></text:p>
          </draw:text-box>
        </draw:frame>
        <draw:line draw:style-name="gr4" draw:text-style-name="P1" draw:layer="layout" svg:x1="2.5cm" svg:y1="28cm" svg:x2="2.5cm" svg:y2="29cm">
          <text:p text:style-name="P2"/>
        </draw:line>
        <draw:line draw:style-name="gr2" draw:text-style-name="P1" draw:layer="layout" svg:x1="2.5cm" svg:y1="29cm" svg:x2="2.5cm" svg:y2="31.5cm">
          <text:p text:style-name="P2"/>
        </draw:line>
        <draw:frame draw:style-name="gr5" draw:layer="layout" svg:width="0.82cm" svg:height="0.966cm" svg:x="1.18cm" svg:y="25.534cm">
          <draw:text-box>
            <text:p text:style-name="P2">c</text:p>
          </draw:text-box>
        </draw:frame>
        <draw:frame draw:style-name="gr5" draw:text-style-name="P7" draw:layer="layout" svg:width="0.942cm" svg:height="0.81cm" svg:x="1.558cm" svg:y="25.69cm">
          <draw:text-box>
            <text:p text:style-name="P6"><text:span text:style-name="T3">-5</text:span></text:p>
          </draw:text-box>
        </draw:frame>
        <draw:frame draw:style-name="gr5" draw:layer="layout" svg:width="0.853cm" svg:height="0.966cm" svg:x="3.147cm" svg:y="33.5cm">
          <draw:text-box>
            <text:p text:style-name="P2">d</text:p>
          </draw:text-box>
        </draw:frame>
        <draw:frame draw:style-name="gr5" draw:text-style-name="P8" draw:layer="layout" svg:width="0.942cm" svg:height="0.81cm" svg:x="3.5cm" svg:y="33.69cm">
          <draw:text-box>
            <text:p text:style-name="P6">-6</text:p>
          </draw:text-box>
        </draw:frame>
        <draw:frame draw:style-name="gr5" draw:layer="layout" svg:width="0.82cm" svg:height="0.966cm" svg:x="1.18cm" svg:y="33.5cm">
          <draw:text-box>
            <text:p text:style-name="P2">c</text:p>
          </draw:text-box>
        </draw:frame>
        <draw:frame draw:style-name="gr8" draw:text-style-name="P6" draw:layer="layout" svg:width="1cm" svg:height="0.81cm" svg:x="1.5cm" svg:y="33.69cm">
          <draw:text-box>
            <text:p text:style-name="P6">-6</text:p>
          </draw:text-box>
        </draw:frame>
        <draw:line draw:style-name="gr9" draw:text-style-name="P9" draw:layer="layout" svg:x1="2.5cm" svg:y1="32.5cm" svg:x2="3.5cm" svg:y2="33.5cm">
          <text:p text:style-name="P2"/>
        </draw:line>
        <draw:line draw:style-name="gr9" draw:text-style-name="P9" draw:layer="layout" svg:x1="2cm" svg:y1="32.5cm" svg:x2="2cm" svg:y2="33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35.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13T17:34:06</meta:creation-date>
    <dc:creator>ikeda</dc:creator>
    <dc:date>2007-01-17T19:42:50</dc:date>
    <dc:language>en-US</dc:language>
    <meta:editing-cycles>16</meta:editing-cycles>
    <meta:editing-duration>P1DT4H9M19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